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Tableau1" style:family="table">
      <style:table-properties style:width="2.723cm" fo:margin-left="0cm" fo:margin-top="0cm" fo:margin-bottom="0cm" table:align="left" style:writing-mode="lr-tb"/>
    </style:style>
    <style:style style:name="Tableau1.A" style:family="table-column">
      <style:table-column-properties style:column-width="1.36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au1.A2" style:family="table-cell">
      <style:table-cell-properties fo:padding-left="0.191cm" fo:padding-right="0.191cm" fo:padding-top="0cm" fo:padding-bottom="0cm" fo:border="none" style:writing-mode="lr-tb"/>
    </style:style>
    <style:style style:name="Tableau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ompact">
      <style:paragraph-properties fo:orphans="2" fo:widows="2"/>
      <style:text-properties fo:language="fr" fo:country="FR" style:letter-kerning="false" style:font-name-asian="Cambria1" style:language-asian="en" style:country-asian="US" style:font-size-complex="12pt" style:language-complex="ar" style:country-complex="SA"/>
    </style:style>
    <style:style style:name="P2" style:family="paragraph" style:parent-style-name="Abstract">
      <style:text-properties fo:language="fr" fo:country="FR"/>
    </style:style>
    <style:style style:name="P3" style:family="paragraph" style:parent-style-name="Author">
      <style:text-properties fo:language="fr" fo:country="FR"/>
    </style:style>
    <style:style style:name="P4" style:family="paragraph" style:parent-style-name="Block_20_Text">
      <style:text-properties fo:language="fr" fo:country="FR"/>
    </style:style>
    <style:style style:name="P5" style:family="paragraph" style:parent-style-name="Date">
      <style:text-properties fo:language="fr" fo:country="FR"/>
    </style:style>
    <style:style style:name="P6" style:family="paragraph" style:parent-style-name="Definition">
      <style:text-properties fo:language="fr" fo:country="FR"/>
    </style:style>
    <style:style style:name="P7" style:family="paragraph" style:parent-style-name="Definition_20_Term">
      <style:text-properties fo:language="fr" fo:country="FR"/>
    </style:style>
    <style:style style:name="P8" style:family="paragraph" style:parent-style-name="First_20_Paragraph">
      <style:text-properties fo:language="fr" fo:country="FR"/>
    </style:style>
    <style:style style:name="P9" style:family="paragraph" style:parent-style-name="Footnote">
      <style:text-properties fo:language="fr" fo:country="FR"/>
    </style:style>
    <style:style style:name="P10" style:family="paragraph" style:parent-style-name="Heading_20_1">
      <style:text-properties fo:language="fr" fo:country="FR"/>
    </style:style>
    <style:style style:name="P11" style:family="paragraph" style:parent-style-name="Heading_20_2">
      <style:text-properties fo:language="fr" fo:country="FR"/>
    </style:style>
    <style:style style:name="P12" style:family="paragraph" style:parent-style-name="Heading_20_3">
      <style:text-properties fo:language="fr" fo:country="FR"/>
    </style:style>
    <style:style style:name="P13" style:family="paragraph" style:parent-style-name="Heading_20_4">
      <style:text-properties fo:language="fr" fo:country="FR"/>
    </style:style>
    <style:style style:name="P14" style:family="paragraph" style:parent-style-name="Heading_20_5">
      <style:text-properties fo:language="fr" fo:country="FR"/>
    </style:style>
    <style:style style:name="P15" style:family="paragraph" style:parent-style-name="Heading_20_6">
      <style:text-properties fo:language="fr" fo:country="FR"/>
    </style:style>
    <style:style style:name="P16" style:family="paragraph" style:parent-style-name="Heading_20_7">
      <style:text-properties fo:language="fr" fo:country="FR"/>
    </style:style>
    <style:style style:name="P17" style:family="paragraph" style:parent-style-name="Heading_20_8">
      <style:text-properties fo:language="fr" fo:country="FR"/>
    </style:style>
    <style:style style:name="P18" style:family="paragraph" style:parent-style-name="Heading_20_9">
      <style:text-properties fo:language="fr" fo:country="FR"/>
    </style:style>
    <style:style style:name="P19" style:family="paragraph" style:parent-style-name="Image_20_Caption">
      <style:text-properties fo:language="fr" fo:country="FR"/>
    </style:style>
    <style:style style:name="P20" style:family="paragraph" style:parent-style-name="Subtitle">
      <style:text-properties fo:language="fr" fo:country="FR"/>
    </style:style>
    <style:style style:name="P21" style:family="paragraph" style:parent-style-name="Table_20_Caption">
      <style:text-properties fo:language="fr" fo:country="FR"/>
    </style:style>
    <style:style style:name="P22" style:family="paragraph" style:parent-style-name="Title">
      <style:text-properties fo:language="fr" fo:country="FR"/>
    </style:style>
    <style:style style:name="T1" style:family="text">
      <style:text-properties style:font-name="Arial1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fo:language="fr" fo:country="FR" style:font-size-asian="10pt" style:font-size-complex="10pt"/>
    </style:style>
    <style:style style:name="T4" style:family="text">
      <style:text-properties style:font-name="Arial1" fo:language="fr" fo:country="F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fr" fo:country="F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/>Title </text:p>
      <text:p text:style-name="P20"><text:s/>Subtitle </text:p>
      <text:p text:style-name="P3"><text:s/>Author </text:p>
      <text:p text:style-name="P5"><text:s/>Date </text:p>
      <text:p text:style-name="P2"><text:s/>Abstract </text:p>
      <text:h text:style-name="P10" text:outline-level="1"><text:bookmark-start text:name="heading-1"/><text:s/>Heading 1 <text:bookmark-end text:name="heading-1"/></text:h>
      <text:h text:style-name="P11" text:outline-level="2"><text:bookmark-start text:name="heading-2"/><text:s/>Heading 2 <text:bookmark-end text:name="heading-2"/></text:h>
      <text:h text:style-name="P12" text:outline-level="3"><text:bookmark-start text:name="heading-3"/><text:s/>Heading 3 <text:bookmark-end text:name="heading-3"/></text:h>
      <text:h text:style-name="P13" text:outline-level="4"><text:bookmark-start text:name="heading-4"/><text:s/>Heading 4 <text:bookmark-end text:name="heading-4"/></text:h>
      <text:h text:style-name="P14" text:outline-level="5"><text:bookmark-start text:name="heading-5"/><text:s/>Heading 5 <text:bookmark-end text:name="heading-5"/></text:h>
      <text:h text:style-name="P15" text:outline-level="6"><text:bookmark-start text:name="heading-6"/><text:s/>Heading 6 <text:bookmark-end text:name="heading-6"/></text:h>
      <text:h text:style-name="P16" text:outline-level="7"><text:bookmark-start text:name="heading-7"/><text:s/>Heading 7 <text:bookmark-end text:name="heading-7"/></text:h>
      <text:h text:style-name="P17" text:outline-level="8"><text:bookmark-start text:name="heading-8"/><text:s/>Heading 8 <text:bookmark-end text:name="heading-8"/></text:h>
      <text:h text:style-name="P18" text:outline-level="9"><text:bookmark-start text:name="heading-9"/><text:s/>Heading 9 <text:bookmark-end text:name="heading-9"/></text:h>
      <text:p text:style-name="P8"><text:s/><text:span text:style-name="T2">First Paragraph.</text:span> </text:p>
      <text:p text:style-name="Text_20_body"><text:span text:style-name="T4"><text:s/></text:span><text:span text:style-name="T3">Body Text. Body Text Char.</text:span><text:span text:style-name="T6"> <text:s text:c="3"/></text:span><text:span text:style-name="Verbatim_20_Char"><text:span text:style-name="T6"><text:s/>Verbatim Char </text:span></text:span><text:span text:style-name="T6"><text:s/>. <text:s text:c="3"/></text:span><text:a xlink:type="simple" xlink:href="http://example.com/" text:style-name="Internet_20_link" text:visited-style-name="Visited_20_Internet_20_Link"><text:span text:style-name="Internet_20_link"><text:span text:style-name="T6"><text:s/>Hyperlink </text:span></text:span></text:a><text:span text:style-name="T6"><text:s/>. <text:s text:c="4"/></text:span><text:span text:style-name="T3">Footnote</text:span><text:span text:style-name="T6">. </text:span><text:span text:style-name="T6"><text:note text:id="ftn1" text:note-class="footnote"><text:note-citation>1</text:note-citation><text:note-body><text:p text:style-name="P9"><text:s/>Footnote Text.</text:p></text:note-body></text:note></text:span></text:p>
      <text:p text:style-name="P4"><text:s/>Block Text. </text:p>
      <text:p text:style-name="P21"><text:s/>Table caption. 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"><text:s/>Table </text:p>
          </table:table-cell>
          <table:table-cell table:style-name="Tableau1.A1" office:value-type="string">
            <text:p text:style-name="P1"><text:s/>Table </text:p>
          </table:table-cell>
        </table:table-row>
        <table:table-row table:style-name="Tableau1.1">
          <table:table-cell table:style-name="Tableau1.A2" office:value-type="string">
            <text:p text:style-name="P1"><text:s/>1 </text:p>
          </table:table-cell>
          <table:table-cell table:style-name="Tableau1.B2" office:value-type="string">
            <text:p text:style-name="P1"><text:s/>2 </text:p>
          </table:table-cell>
        </table:table-row>
      </table:table>
      <text:p text:style-name="P19"><text:s/>Image Caption </text:p>
      <text:p text:style-name="P7"><text:soft-page-break/><text:s/>DefinitionTerm </text:p>
      <text:p text:style-name="P6"><text:s/>Definition </text:p>
      <text:p text:style-name="P7"><text:s/>DefinitionTerm </text:p>
      <text:p text:style-name="P6"><text:s/>Definitio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2pt" fo:language="fr" fo:country="FR" style:letter-kerning="false" style:font-name-asian="Cambria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fr" fo:country="FR" style:letter-kerning="false" style:font-name-asian="Cambria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fo:font-weight="bold" style:font-name-asian="宋体" style:font-family-asian="宋体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 style:font-weight-complex="bold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fo:font-weight="bold" style:font-name-asian="宋体" style:font-family-asian="宋体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fo:font-style="italic" style:font-name-asian="宋体" style:font-family-asian="宋体" style:font-family-generic-asian="system" style:font-pitch-asian="variable" style:font-style-asian="italic" style:font-name-complex="Tahoma" style:font-family-complex="Tahoma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宋体" style:font-family-asian="宋体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>
        <loext:char-complex-color loext:theme-type="accent1" loext:color-type="theme"/>
      </style:text-properties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Times New Roman" fo:font-family="'Times New Roman'" style:font-family-generic="roman" style:font-pitch="variable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Times New Roman" fo:font-family="'Times New Roman'" style:font-family-generic="roman" style:font-pitch="variable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/>
    </style:style>
    <style:style style:name="Footnote" style:family="paragraph" style:parent-style-name="Standard" style:class="extra">
      <style:paragraph-properties fo:line-height="100%"/>
      <style:text-properties fo:font-size="9pt" style:font-size-asian="9pt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caption" style:family="paragraph" style:parent-style-name="Standard" loext:linked-style-name="Légende_20_Car">
      <style:paragraph-properties fo:margin-top="0cm" fo:margin-bottom="0.212cm" style:contextual-spacing="false"/>
      <style:text-properties fo:font-style="italic" style:font-style-asian="italic"/>
    </style:style>
    <style:style style:name="Table_20_Caption" style:display-name="Table Caption" style:family="paragraph" style:parent-style-name="caption">
      <style:paragraph-properties fo:line-height="100%" fo:keep-with-next="always"/>
      <style:text-properties style:font-name="Arial Narrow" fo:font-family="'Arial Narrow'" style:font-family-generic="roman" style:font-pitch="variable" fo:font-size="10pt" fo:font-style="normal" style:font-size-asian="10pt" style:font-style-asian="normal"/>
    </style:style>
    <style:style style:name="Image_20_Caption" style:display-name="Image Caption" style:family="paragraph" style:parent-style-name="caption">
      <style:paragraph-properties fo:line-height="100%"/>
      <style:text-properties style:font-name="Arial Narrow" fo:font-family="'Arial Narrow'" style:font-family-generic="roman" style:font-pitch="variable" fo:font-size="10pt" fo:font-style="normal" style:font-size-asian="10pt" style:font-style-asian="normal"/>
    </style:style>
    <style:style style:name="Figure" style:family="paragraph" style:parent-style-name="Standard" style:class="extra">
      <style:text-properties style:font-name="Arial Narrow" fo:font-family="'Arial Narrow'" style:font-family-generic="roman" style:font-pitch="variable" fo:font-size="10pt" style:font-size-asian="10pt"/>
    </style:style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weight-asian="normal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Légende_20_Car" style:display-name="Légende Car" style:family="text" style:parent-style-name="Default_20_Paragraph_20_Font_20__28_WW_29_" loext:linked-style-name="caption"/>
    <style:style style:name="Verbatim_20_Char" style:display-name="Verbatim Char" style:family="text" style:parent-style-name="Légende_20_C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Légende_20_Car"/>
    <style:style style:name="Footnote_20_Symbol" style:display-name="Footnote Symbol" style:family="text" style:parent-style-name="Légende_20_C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Légende_20_Car">
      <style:text-properties fo:color="#4f81bd" loext:opacity="100%">
        <loext:char-complex-color loext:theme-type="accent1" loext:color-type="theme"/>
      </style:text-properties>
    </style:style>
    <style:style style:name="Corps_20_de_20_texte_20_Car" style:display-name="Corps de texte Car" style:family="text" style:parent-style-name="Default_20_Paragraph_20_Font_20__28_WW_29_">
      <style:text-properties style:font-name="Times New Roman" fo:font-family="'Times New Roman'" style:font-family-generic="roman" style:font-pitch="variable" fo:font-size="11pt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itle</dc:title>
    <meta:initial-creator>Author</meta:initial-creator>
    <dc:creator>Alain Quartier la tente</dc:creator>
    <meta:editing-cycles>7</meta:editing-cycles>
    <meta:creation-date>2023-07-21T09:12:00</meta:creation-date>
    <dc:date>2024-05-29T19:05:09.110000000</dc:date>
    <meta:editing-duration>PT3M11S</meta:editing-duration>
    <meta:generator>LibreOffice/7.6.6.3$Windows_X86_64 LibreOffice_project/d97b2716a9a4a2ce1391dee1765565ea469b0ae7</meta:generator>
    <meta:document-statistic meta:table-count="1" meta:image-count="0" meta:object-count="0" meta:page-count="2" meta:paragraph-count="28" meta:word-count="53" meta:character-count="374" meta:non-whitespace-character-count="281"/>
    <meta:user-defined meta:name="AppVersion">16.0000</meta:user-defined>
    <meta:template xlink:type="simple" xlink:actuate="onRequest" xlink:title="Normal.dotm" xlink:href=""/>
  </office:meta>
</office:document-meta>
</file>